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44cm" fo:margin-left="0.092cm" table:align="left" style:writing-mode="lr-tb"/>
    </style:style>
    <style:style style:name="Tabela1.A" style:family="table-column">
      <style:table-column-properties style:column-width="0.667cm"/>
    </style:style>
    <style:style style:name="Tabela1.B" style:family="table-column">
      <style:table-column-properties style:column-width="5.932cm"/>
    </style:style>
    <style:style style:name="Tabela1.C" style:family="table-column">
      <style:table-column-properties style:column-width="2.469cm"/>
    </style:style>
    <style:style style:name="Tabela1.D" style:family="table-column">
      <style:table-column-properties style:column-width="1.916cm"/>
    </style:style>
    <style:style style:name="Tabela1.E" style:family="table-column">
      <style:table-column-properties style:column-width="2.36cm"/>
    </style:style>
    <style:style style:name="Tabela1.F" style:family="table-column">
      <style:table-column-properties style:column-width="3.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7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1.B7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1.F7" style:family="table-cell">
      <style:table-cell-properties style:vertical-align="top" fo:background-color="#ffffff" fo:padding-left="0.018cm" fo:padding-right="0.018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" style:family="table">
      <style:table-properties style:width="16.621cm" fo:margin-left="0.116cm" table:align="left" style:writing-mode="lr-tb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6.759cm"/>
    </style:style>
    <style:style style:name="Tabela2.C" style:family="table-column">
      <style:table-column-properties style:column-width="2.549cm"/>
    </style:style>
    <style:style style:name="Tabela2.D" style:family="table-column">
      <style:table-column-properties style:column-width="2.671cm"/>
    </style:style>
    <style:style style:name="Tabela2.E" style:family="table-column">
      <style:table-column-properties style:column-width="3.8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text-properties fo:color="#000000"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9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4pt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top="0.212cm" fo:margin-bottom="0cm" fo:text-align="end" style:justify-single-word="false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2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1.69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27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color="#000000" style:font-name="Arial" style:font-name-complex="Arial"/>
    </style:style>
    <style:style style:name="P36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7" style:family="paragraph" style:parent-style-name="Standard" style:list-style-name="L1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39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6pt" style:font-name-asian="Arial" style:font-size-asian="16pt" style:font-name-complex="Arial"/>
    </style:style>
    <style:style style:name="T5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6" style:family="text">
      <style:text-properties fo:color="#000000" style:font-name="Arial" style:text-underline-style="solid" style:text-underline-width="auto" style:text-underline-color="font-color" style:font-name-complex="Arial"/>
    </style:style>
    <style:style style:name="T7" style:family="text">
      <style:text-properties fo:color="#00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8"/>
      <text:p text:style-name="P7"/>
      <text:p text:style-name="P13">Relatório de Acompanhamento</text:p>
      <text:p text:style-name="P14">Semana 01</text:p>
      <text:p text:style-name="P16"/>
      <text:p text:style-name="P8"/>
      <text:p text:style-name="P8"/>
      <text:p text:style-name="P8"/>
      <text:p text:style-name="P8"/>
      <text:p text:style-name="P13">PVBC- Portal Virtual da Biodiversidade do Cerrado - Versão 1.0</text:p>
      <text:p text:style-name="P19">Manter Tabelas Básicas - Taxonomia - Release 1.0</text:p>
      <text:p text:style-name="P8"/>
      <text:p text:style-name="P8"/>
      <text:p text:style-name="P8"/>
      <text:p text:style-name="P8"/>
      <text:p text:style-name="P15"><text:span text:style-name="T4">Versão do Documento:</text:span><text:span text:style-name="T5"> 1.0</text:span></text:p>
      <text:p text:style-name="P7"/>
      <text:p text:style-name="P11">Sumário</text:p>
      <text:p text:style-name="P7"/>
      <text:p text:style-name="P7"/>
      <text:p text:style-name="P20"><text:a xlink:type="simple" xlink:href="#_Toc287598525"><text:span text:style-name="T6">1.</text:span></text:a><text:span text:style-name="T3"><text:tab/></text:span><text:a xlink:type="simple" xlink:href="#_Toc287598525"><text:span text:style-name="T6">Realizações Planejadas</text:span></text:a><text:span text:style-name="T3"><text:tab/></text:span><text:a xlink:type="simple" xlink:href="#_Toc287598525"><text:span text:style-name="T6">3</text:span></text:a></text:p>
      <text:p text:style-name="P20"><text:a xlink:type="simple" xlink:href="#_Toc287598526"><text:span text:style-name="T6">2.</text:span></text:a><text:span text:style-name="T3"><text:tab/></text:span><text:a xlink:type="simple" xlink:href="#_Toc287598526"><text:span text:style-name="T6">Realizações não Planejadas</text:span></text:a><text:span text:style-name="T3"><text:tab/></text:span><text:a xlink:type="simple" xlink:href="#_Toc287598526"><text:span text:style-name="T6">4</text:span></text:a></text:p>
      <text:p text:style-name="P20"><text:a xlink:type="simple" xlink:href="#_Toc287598527"><text:span text:style-name="T6">3.</text:span></text:a><text:span text:style-name="T3"><text:tab/></text:span><text:a xlink:type="simple" xlink:href="#_Toc287598527"><text:span text:style-name="T6">Atividades do Período Corrente</text:span></text:a><text:span text:style-name="T3"><text:tab/></text:span><text:a xlink:type="simple" xlink:href="#_Toc287598527"><text:span text:style-name="T6">5</text:span></text:a></text:p>
      <text:p text:style-name="P21"/>
      <text:p text:style-name="P17"/>
      <text:p text:style-name="P17"/>
      <text:p text:style-name="P11"/>
      <text:p text:style-name="P34">Relatório de Acompanhamento</text:p>
      <text:p text:style-name="P7"/>
      <text:p text:style-name="P9"/>
      <text:p text:style-name="P9"/>
      <text:p text:style-name="P23">Data da Emissão: <text:s/><text:tab/>03/09/2011</text:p>
      <text:p text:style-name="P24">Período :<text:tab/><text:tab/>03/09/2011 à 09/09/2011</text:p>
      <text:p text:style-name="P25">Situação do Projeto:<text:tab/><text:span text:style-name="T7">Verde</text:span></text:p>
      <text:p text:style-name="P22"/>
      <text:list xml:id="list37554605" text:style-name="WW8Num26">
        <text:list-item>
          <text:p text:style-name="P38">Realizações Planejadas</text:p>
        </text:list-item>
      </text:list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7">ID</text:p>
          </table:table-cell>
          <table:table-cell table:style-name="Tabela1.B1" office:value-type="string">
            <text:p text:style-name="P28">Atividades</text:p>
          </table:table-cell>
          <table:table-cell table:style-name="Tabela1.B1" office:value-type="string">
            <text:p text:style-name="P28">Responsável</text:p>
          </table:table-cell>
          <table:table-cell table:style-name="Tabela1.B1" office:value-type="string">
            <text:p text:style-name="P28">Situação</text:p>
          </table:table-cell>
          <table:table-cell table:style-name="Tabela1.B1" office:value-type="string">
            <text:p text:style-name="P18">Data</text:p>
            <text:p text:style-name="P32">Esperada</text:p>
          </table:table-cell>
          <table:table-cell table:style-name="Tabela1.F1" office:value-type="string">
            <text:p text:style-name="P28">Data Finalizada</text:p>
          </table:table-cell>
        </table:table-row>
        <table:table-row table:style-name="Tabela1.1">
          <table:table-cell table:style-name="Tabela1.A2" office:value-type="string">
            <text:p text:style-name="P33">1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Fernando 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29"/>
          </table:table-cell>
        </table:table-row>
        <table:table-row table:style-name="Tabela1.1">
          <table:table-cell table:style-name="Tabela1.A2" office:value-type="string">
            <text:p text:style-name="P33">2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José Aparecido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29"/>
          </table:table-cell>
        </table:table-row>
        <table:table-row table:style-name="Tabela1.1">
          <table:table-cell table:style-name="Tabela1.A2" office:value-type="string">
            <text:p text:style-name="P33">3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Diego Carlos</text:p>
          </table:table-cell>
          <table:table-cell table:style-name="Tabela1.B2" office:value-type="string">
            <text:p text:style-name="P29">Concluíd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31">08/09/2011</text:p>
          </table:table-cell>
        </table:table-row>
        <table:table-row table:style-name="Tabela1.1">
          <table:table-cell table:style-name="Tabela1.A2" office:value-type="string">
            <text:p text:style-name="P33">4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Tiago Alan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P33">5</text:p>
          </table:table-cell>
          <table:table-cell table:style-name="Tabela1.B2" office:value-type="string">
            <text:p text:style-name="P30">Capacitar os membros da equipe na utilização do SVN do google code</text:p>
          </table:table-cell>
          <table:table-cell table:style-name="Tabela1.B2" office:value-type="string">
            <text:p text:style-name="P29">Cally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6/09/2011</text:p>
          </table:table-cell>
          <table:table-cell table:style-name="Tabela1.F2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6</text:p>
          </table:table-cell>
          <table:table-cell table:style-name="Tabela1.B7" office:value-type="string">
            <text:p text:style-name="P30">Revisar o template de abertura para a versão final </text:p>
          </table:table-cell>
          <table:table-cell table:style-name="Tabela1.B7" office:value-type="string">
            <text:p text:style-name="P29">Cally e Diego</text:p>
          </table:table-cell>
          <table:table-cell table:style-name="Tabela1.B7" office:value-type="string">
            <text:p text:style-name="P29">Aberta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7</text:p>
          </table:table-cell>
          <table:table-cell table:style-name="Tabela1.B7" office:value-type="string">
            <text:p text:style-name="P30">Estudos iniciais sobre a arquitetura reaproveitável para os cadastros básicos</text:p>
          </table:table-cell>
          <table:table-cell table:style-name="Tabela1.B7" office:value-type="string">
            <text:p text:style-name="P29">Cally e Diego</text:p>
          </table:table-cell>
          <table:table-cell table:style-name="Tabela1.B7" office:value-type="string">
            <text:p text:style-name="P29">Aberta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8</text:p>
          </table:table-cell>
          <table:table-cell table:style-name="Tabela1.B7" office:value-type="string">
            <text:p text:style-name="P30">Identificação de Requisitos Baseado nas Atas e Prótotipos <text:s/>e os documentos do projeto</text:p>
          </table:table-cell>
          <table:table-cell table:style-name="Tabela1.B7" office:value-type="string">
            <text:p text:style-name="P29">Todos</text:p>
          </table:table-cell>
          <table:table-cell table:style-name="Tabela1.B7" office:value-type="string">
            <text:p text:style-name="P29">Aberto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</table:table>
      <text:list xml:id="list37544042" text:style-name="WW8Num35">
        <text:list-item>
          <text:p text:style-name="P39">Realizações não Planejadas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ID</text:p>
          </table:table-cell>
          <table:table-cell table:style-name="Tabela2.B1" office:value-type="string">
            <text:p text:style-name="P28">Atividades</text:p>
          </table:table-cell>
          <table:table-cell table:style-name="Tabela2.B1" office:value-type="string">
            <text:p text:style-name="P28">Responsável</text:p>
          </table:table-cell>
          <table:table-cell table:style-name="Tabela2.B1" office:value-type="string">
            <text:p text:style-name="P28">Situação</text:p>
          </table:table-cell>
          <table:table-cell table:style-name="Tabela2.E1" office:value-type="string">
            <text:p text:style-name="P18">Data</text:p>
            <text:p text:style-name="P32">Esperada</text:p>
          </table:table-cell>
        </table:table-row>
        <table:table-row table:style-name="Tabela2.1">
          <table:table-cell table:style-name="Tabela2.A2" office:value-type="string">
            <text:p text:style-name="P33">1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  <table:table-row table:style-name="Tabela2.1">
          <table:table-cell table:style-name="Tabela2.A2" office:value-type="string">
            <text:p text:style-name="P33">2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  <text:soft-page-break/>
        <table:table-row table:style-name="Tabela2.1">
          <table:table-cell table:style-name="Tabela2.A2" office:value-type="string">
            <text:p text:style-name="P33">3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</table:table>
      <text:p text:style-name="P7"/>
      <text:list xml:id="list37550702" text:continue-numbering="true" text:style-name="WW8Num35">
        <text:list-item>
          <text:p text:style-name="P36">Observações gerais.</text:p>
        </text:list-item>
      </text:list>
      <text:p text:style-name="P12"/>
      <text:list xml:id="list37535564" text:style-name="L1">
        <text:list-item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Caption_20__28_user_29_" style:display-name="Caption (user)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/>
      <style:text-properties fo:color="#000000" style:font-name="Arial" fo:font-weight="bold" style:font-weight-asian="bold" style:font-name-complex="Arial" style:font-size-complex="14pt" style:font-style-complex="italic" style:font-weight-complex="bold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_20__28_user_29_" style:display-name="Header (user)" style:family="paragraph" style:parent-style-name="Standard_20__28_user_29_">
      <style:text-properties fo:color="#000000" style:font-name="Arial" style:font-name-complex="Arial" style:font-size-complex="10pt"/>
    </style:style>
    <style:style style:name="Footer_20__28_user_29_" style:display-name="Footer (user)" style:family="paragraph" style:parent-style-name="Standard_20__28_user_29_">
      <style:text-properties fo:color="#000000" style:font-name="Arial" style:font-name-complex="Arial" style:font-size-complex="10pt"/>
    </style:style>
    <style:style style:name="RUP_20_Tabela" style:display-name="RUP Tabela" style:family="paragraph">
      <style:paragraph-properties fo:margin-top="0.106cm" fo:margin-bottom="0.106cm" fo:orphans="2" fo:widows="2" fo:hyphenation-ladder-count="no-limit" style:vertical-align="baseline"/>
      <style:text-properties style:use-window-font-color="true" style:font-name="Arial" fo:font-size="10pt" fo:language="es" fo:country="ES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 style:vertical-align="baseline"/>
      <style:text-properties fo:text-transform="uppercase"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fo:color="#0000ff" style:font-name="Arial" fo:font-size="9pt" fo:language="pt" fo:country="BR" fo:font-style="italic" style:letter-kerning="true" style:font-name-asian="Arial" style:font-size-asian="9pt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text-indent="0cm" style:auto-text-indent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text-indent="0cm" style:auto-text-indent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text-indent="0cm" style:auto-text-indent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text-indent="0cm" style:auto-text-indent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/>
      <style:text-properties fo:color="#ffffff" style:font-name="Arial" fo:font-weight="bold" style:font-weight-asian="bold" style:font-name-complex="Arial" style:font-size-complex="10pt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Estilo3" style:family="paragraph" style:parent-style-name="Standard_20__28_user_29_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_20__28_user_29_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_20__28_user_29_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_20__28_user_29_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name-complex="Arial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style:text-autospace="none" style:punctuation-wrap="simpl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_20__28_user_29_" style:list-style-name="WW8Num44">
      <style:text-properties style:font-name="Arial" fo:language="en" fo:country="US" style:font-name-complex="Arial" style:font-size-complex="10pt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 fo:hyphenation-ladder-count="no-limit" style:vertical-align="baseline"/>
      <style:text-properties fo:color="#000000" style:font-name="Times New Roman" fo:font-size="12pt" fo:language="pt" fo:country="BR" style:letter-kerning="true" style:font-name-asian="Arial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Footnote_20__28_user_29_" style:display-name="Footnote (user)" style:family="paragraph" style:parent-style-name="Standard_20__28_user_29_">
      <style:text-properties style:font-name="Arial" fo:font-size="10pt" fo:language="en" fo:country="US" style:font-name-asian="Arial Unicode MS" style:font-size-asian="10pt" style:font-name-complex="Arial" style:font-size-complex="10pt"/>
    </style:style>
    <style:style style:name="xl37" style:family="paragraph" style:parent-style-name="Standard_20__28_user_29_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38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8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MT1">PVBC- Portal Virtual da Biodiversidade do Cerrado - Relatório de Acompanhamento</text:span><text:span text:style-name="MT2"><text:tab/></text:span><text:span text:style-name="MT1">Página </text:span><text:span text:style-name="MT1"><text:page-number text:select-page="current">3</text:page-number></text:span><text:span text:style-name="MT1"> de </text:span><text:span text:style-name="MT1"><text:page-count style:num-format="1">3</text:page-count></text:span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initial-creator>Lena Lúcia de Moraes</meta:initial-creator>
    <meta:creation-date>2011-05-06T21:41:00</meta:creation-date>
    <dc:date>2011-09-08T17:42:50.45</dc:date>
    <meta:print-date>2011-04-29T14:00:00</meta:print-date>
    <meta:editing-cycles>18</meta:editing-cycles>
    <meta:editing-duration>PT03H09M32S</meta:editing-duration>
    <meta:generator>BrOffice.org/3.2$Win32 OpenOffice.org_project/320m18$Build-9502</meta:generator>
    <meta:document-statistic meta:table-count="3" meta:image-count="0" meta:object-count="0" meta:page-count="3" meta:paragraph-count="74" meta:word-count="237" meta:character-count="1498"/>
    <meta:user-defined meta:name="Informações 1"/>
    <meta:user-defined meta:name="Informações 2"/>
    <meta:user-defined meta:name="Informações 3"/>
    <meta:user-defined meta:name="Informações 4"/>
  </office:meta>
</office:document-meta>
</file>